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50.3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0.ds_combo1.idays60.odays7</text:p>
          </table:table-cell>
          <table:table-cell office:value-type="float" office:value="0.00578163238242269" calcext:value-type="float">
            <text:p>0.005781632382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32</text:p>
          </table:table-cell>
          <table:table-cell office:value-type="string" calcext:value-type="string">
            <text:p>8_D.v1.l1.ds1.l_combo0.ds_combo2.idays30.odays1</text:p>
          </table:table-cell>
          <table:table-cell office:value-type="float" office:value="0.00241438252851367" calcext:value-type="float">
            <text:p>0.002414382528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0.ds_combo3.idays30.odays7</text:p>
          </table:table-cell>
          <table:table-cell office:value-type="float" office:value="0.008376345038414" calcext:value-type="float">
            <text:p>0.008376345038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0.ds_combo4.idays30.odays7</text:p>
          </table:table-cell>
          <table:table-cell office:value-type="float" office:value="0.0253255032002926" calcext:value-type="float">
            <text:p>0.0253255032002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1.ds_combo1.idays60.odays7</text:p>
          </table:table-cell>
          <table:table-cell office:value-type="float" office:value="0.00507442140951753" calcext:value-type="float">
            <text:p>0.005074421409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.ds_combo2.idays60.odays1</text:p>
          </table:table-cell>
          <table:table-cell office:value-type="float" office:value="0.000697162875439972" calcext:value-type="float">
            <text:p>0.00069716287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1.ds_combo3.idays60.odays7</text:p>
          </table:table-cell>
          <table:table-cell office:value-type="float" office:value="0.00907586608082056" calcext:value-type="float">
            <text:p>0.009075866080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.ds_combo4.idays60.odays7</text:p>
          </table:table-cell>
          <table:table-cell office:value-type="float" office:value="0.0202341713011265" calcext:value-type="float">
            <text:p>0.020234171301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2.ds_combo1.idays60.odays7</text:p>
          </table:table-cell>
          <table:table-cell office:value-type="float" office:value="0.00569619331508875" calcext:value-type="float">
            <text:p>0.00569619331508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2.ds_combo2.idays60.odays1</text:p>
          </table:table-cell>
          <table:table-cell office:value-type="float" office:value="0.00299726496450603" calcext:value-type="float">
            <text:p>0.002997264964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2.ds_combo3.idays60.odays7</text:p>
          </table:table-cell>
          <table:table-cell office:value-type="float" office:value="0.00694776140153408" calcext:value-type="float">
            <text:p>0.006947761401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2.ds_combo4.idays30.odays7</text:p>
          </table:table-cell>
          <table:table-cell office:value-type="float" office:value="0.0159512627869844" calcext:value-type="float">
            <text:p>0.015951262786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3.ds_combo1.idays60.odays7</text:p>
          </table:table-cell>
          <table:table-cell office:value-type="float" office:value="0.00489339418709278" calcext:value-type="float">
            <text:p>0.004893394187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3.ds_combo2.idays30.odays1</text:p>
          </table:table-cell>
          <table:table-cell office:value-type="float" office:value="0.00131801248062402" calcext:value-type="float">
            <text:p>0.00131801248062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3.ds_combo3.idays60.odays7</text:p>
          </table:table-cell>
          <table:table-cell office:value-type="float" office:value="0.00746278930455446" calcext:value-type="float">
            <text:p>0.007462789304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3.ds_combo4.idays30.odays7</text:p>
          </table:table-cell>
          <table:table-cell office:value-type="float" office:value="0.0178463011980057" calcext:value-type="float">
            <text:p>0.017846301198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4.ds_combo1.idays60.odays7</text:p>
          </table:table-cell>
          <table:table-cell office:value-type="float" office:value="0.00493057491257787" calcext:value-type="float">
            <text:p>0.004930574912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4.ds_combo2.idays30.odays1</text:p>
          </table:table-cell>
          <table:table-cell office:value-type="float" office:value="0.00148429907858372" calcext:value-type="float">
            <text:p>0.001484299078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4.ds_combo3.idays30.odays7</text:p>
          </table:table-cell>
          <table:table-cell office:value-type="float" office:value="0.00734518840909004" calcext:value-type="float">
            <text:p>0.0073451884090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4.ds_combo4.idays60.odays7</text:p>
          </table:table-cell>
          <table:table-cell office:value-type="float" office:value="0.0234680511057377" calcext:value-type="float">
            <text:p>0.023468051105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5.ds_combo1.idays60.odays7</text:p>
          </table:table-cell>
          <table:table-cell office:value-type="float" office:value="0.00516755087301135" calcext:value-type="float">
            <text:p>0.0051675508730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32</text:p>
          </table:table-cell>
          <table:table-cell office:value-type="string" calcext:value-type="string">
            <text:p>8_D.v1.l1.ds1.l_combo5.ds_combo2.idays60.odays1</text:p>
          </table:table-cell>
          <table:table-cell office:value-type="float" office:value="0.00205826782621443" calcext:value-type="float">
            <text:p>0.0020582678262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5.ds_combo3.idays30.odays7</text:p>
          </table:table-cell>
          <table:table-cell office:value-type="float" office:value="0.00806153286248446" calcext:value-type="float">
            <text:p>0.0080615328624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5.ds_combo4.idays60.odays7</text:p>
          </table:table-cell>
          <table:table-cell office:value-type="float" office:value="0.0382814295589924" calcext:value-type="float">
            <text:p>0.038281429558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6.ds_combo1.idays60.odays7</text:p>
          </table:table-cell>
          <table:table-cell office:value-type="float" office:value="0.00519997999072075" calcext:value-type="float">
            <text:p>0.005199979990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32</text:p>
          </table:table-cell>
          <table:table-cell office:value-type="string" calcext:value-type="string">
            <text:p>8_D.v1.l1.ds1.l_combo6.ds_combo2.idays60.odays1</text:p>
          </table:table-cell>
          <table:table-cell office:value-type="float" office:value="0.00275521702133119" calcext:value-type="float">
            <text:p>0.0027552170213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7.ds_combo1.idays60.odays7</text:p>
          </table:table-cell>
          <table:table-cell office:value-type="float" office:value="0.00591231882572174" calcext:value-type="float">
            <text:p>0.0059123188257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I_exp32</text:p>
          </table:table-cell>
          <table:table-cell office:value-type="string" calcext:value-type="string">
            <text:p>8_I.v1.l1.ds1.l_combo7.ds_combo2.idays60.odays1</text:p>
          </table:table-cell>
          <table:table-cell office:value-type="float" office:value="0.00197459664195776" calcext:value-type="float">
            <text:p>0.0019745966419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7.ds_combo3.idays60.odays7</text:p>
          </table:table-cell>
          <table:table-cell office:value-type="float" office:value="0.00864797830581665" calcext:value-type="float">
            <text:p>0.0086479783058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7.ds_combo4.idays60.odays7</text:p>
          </table:table-cell>
          <table:table-cell office:value-type="float" office:value="0.0231400709599257" calcext:value-type="float">
            <text:p>0.0231400709599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8.ds_combo1.idays60.odays7</text:p>
          </table:table-cell>
          <table:table-cell office:value-type="float" office:value="0.00508135510608554" calcext:value-type="float">
            <text:p>0.0050813551060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I_exp8</text:p>
          </table:table-cell>
          <table:table-cell office:value-type="string" calcext:value-type="string">
            <text:p>8_I.v1.l1.ds1.l_combo8.ds_combo2.idays30.odays1</text:p>
          </table:table-cell>
          <table:table-cell office:value-type="float" office:value="0.000417051982367411" calcext:value-type="float">
            <text:p>0.000417051982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8.ds_combo3.idays30.odays7</text:p>
          </table:table-cell>
          <table:table-cell office:value-type="float" office:value="0.00651784148067236" calcext:value-type="float">
            <text:p>0.006517841480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8.ds_combo4.idays60.odays7</text:p>
          </table:table-cell>
          <table:table-cell office:value-type="float" office:value="0.021662900224328" calcext:value-type="float">
            <text:p>0.021662900224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9.ds_combo1.idays60.odays7</text:p>
          </table:table-cell>
          <table:table-cell office:value-type="float" office:value="0.00520316977053881" calcext:value-type="float">
            <text:p>0.0052031697705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9.ds_combo2.idays60.odays1</text:p>
          </table:table-cell>
          <table:table-cell office:value-type="float" office:value="0.00129515514709055" calcext:value-type="float">
            <text:p>0.001295155147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9.ds_combo3.idays60.odays7</text:p>
          </table:table-cell>
          <table:table-cell office:value-type="float" office:value="0.00681322487071157" calcext:value-type="float">
            <text:p>0.0068132248707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9.ds_combo4.idays60.odays7</text:p>
          </table:table-cell>
          <table:table-cell office:value-type="float" office:value="0.0122602786868811" calcext:value-type="float">
            <text:p>0.0122602786868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0.ds_combo1.idays60.odays7</text:p>
          </table:table-cell>
          <table:table-cell office:value-type="float" office:value="0.00702169677242637" calcext:value-type="float">
            <text:p>0.007021696772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0.ds_combo2.idays30.odays1</text:p>
          </table:table-cell>
          <table:table-cell office:value-type="float" office:value="0.000835790124256164" calcext:value-type="float">
            <text:p>0.000835790124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10.ds_combo3.idays30.odays1</text:p>
          </table:table-cell>
          <table:table-cell office:value-type="float" office:value="0.014054061844945" calcext:value-type="float">
            <text:p>0.014054061844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0.ds_combo4.idays30.odays7</text:p>
          </table:table-cell>
          <table:table-cell office:value-type="float" office:value="0.0303615219891071" calcext:value-type="float">
            <text:p>0.030361521989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1.ds_combo1.idays60.odays7</text:p>
          </table:table-cell>
          <table:table-cell office:value-type="float" office:value="0.00532048102468252" calcext:value-type="float">
            <text:p>0.0053204810246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I_exp8</text:p>
          </table:table-cell>
          <table:table-cell office:value-type="string" calcext:value-type="string">
            <text:p>8_I.v1.l1.ds1.l_combo11.ds_combo2.idays30.odays1</text:p>
          </table:table-cell>
          <table:table-cell office:value-type="float" office:value="0.00188393017742783" calcext:value-type="float">
            <text:p>0.0018839301774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11.ds_combo3.idays60.odays7</text:p>
          </table:table-cell>
          <table:table-cell office:value-type="float" office:value="0.00679290946573019" calcext:value-type="float">
            <text:p>0.006792909465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1.ds_combo4.idays30.odays7</text:p>
          </table:table-cell>
          <table:table-cell office:value-type="float" office:value="0.0172836370766163" calcext:value-type="float">
            <text:p>0.0172836370766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2.ds_combo1.idays60.odays7</text:p>
          </table:table-cell>
          <table:table-cell office:value-type="float" office:value="0.00508200516924262" calcext:value-type="float">
            <text:p>0.005082005169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8</text:p>
          </table:table-cell>
          <table:table-cell office:value-type="string" calcext:value-type="string">
            <text:p>8_D.v1.l1.ds1.l_combo12.ds_combo2.idays30.odays1</text:p>
          </table:table-cell>
          <table:table-cell office:value-type="float" office:value="0.00175019935704768" calcext:value-type="float">
            <text:p>0.001750199357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2.ds_combo3.idays60.odays7</text:p>
          </table:table-cell>
          <table:table-cell office:value-type="float" office:value="0.00686913914978504" calcext:value-type="float">
            <text:p>0.0068691391497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2.ds_combo4.idays60.odays7</text:p>
          </table:table-cell>
          <table:table-cell office:value-type="float" office:value="0.0186829287558794" calcext:value-type="float">
            <text:p>0.0186829287558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3.ds_combo1.idays60.odays7</text:p>
          </table:table-cell>
          <table:table-cell office:value-type="float" office:value="0.00491178967058659" calcext:value-type="float">
            <text:p>0.0049117896705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3.ds_combo2.idays60.odays1</text:p>
          </table:table-cell>
          <table:table-cell office:value-type="float" office:value="0.00189449184108526" calcext:value-type="float">
            <text:p>0.001894491841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3.ds_combo3.idays30.odays7</text:p>
          </table:table-cell>
          <table:table-cell office:value-type="float" office:value="0.00791187863796949" calcext:value-type="float">
            <text:p>0.007911878637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3.ds_combo4.idays60.odays7</text:p>
          </table:table-cell>
          <table:table-cell office:value-type="float" office:value="0.0229884218424559" calcext:value-type="float">
            <text:p>0.0229884218424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4.ds_combo1.idays30.odays7</text:p>
          </table:table-cell>
          <table:table-cell office:value-type="float" office:value="0.00525910267606378" calcext:value-type="float">
            <text:p>0.0052591026760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I_exp32</text:p>
          </table:table-cell>
          <table:table-cell office:value-type="string" calcext:value-type="string">
            <text:p>8_I.v1.l1.ds1.l_combo14.ds_combo2.idays30.odays1</text:p>
          </table:table-cell>
          <table:table-cell office:value-type="float" office:value="0.00119691772852093" calcext:value-type="float">
            <text:p>0.0011969177285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4.ds_combo3.idays30.odays7</text:p>
          </table:table-cell>
          <table:table-cell office:value-type="float" office:value="0.00637896405532956" calcext:value-type="float">
            <text:p>0.006378964055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4.ds_combo4.idays30.odays7</text:p>
          </table:table-cell>
          <table:table-cell office:value-type="float" office:value="0.0207721069455147" calcext:value-type="float">
            <text:p>0.02077210694551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formula="of:=AVERAGE([.E2:.E59])" office:value-type="float" office:value="0.00905211159311122" calcext:value-type="float">
            <text:p>0.009052111593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1T15:19:58.488854899</dc:date>
    <meta:editing-duration>PT2M</meta:editing-duration>
    <meta:editing-cycles>1</meta:editing-cycles>
    <meta:document-statistic meta:table-count="1" meta:cell-count="296" meta:object-count="0"/>
    <meta:generator>LibreOffice/6.0.7.3$Linux_X86_64 LibreOffice_project/00m0$Build-3</meta:generator>
  </office:meta>
</office:document-meta>
</file>